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80000003555291D0425F7832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433fe" officeooo:paragraph-rsid="000433fe" style:font-size-asian="14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emat bazy wygenerowany przy użyciu Visual Paradigm</text:p>
      <text:p text:style-name="P1"/>
      <text:p text:style-name="P1"><draw:frame draw:style-name="fr1" draw:name="Image1" text:anchor-type="paragraph" svg:x="-0.198cm" svg:y="1.401cm" svg:width="25.7cm" svg:height="13.173cm" draw:z-index="0"><draw:image xlink:href="Pictures/1000000000000680000003555291D0425F7832D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5:45:49.615657285</meta:creation-date>
    <dc:date>2019-01-05T15:47:05.656271157</dc:date>
    <meta:editing-duration>PT1M17S</meta:editing-duration>
    <meta:editing-cycles>1</meta:editing-cycles>
    <meta:document-statistic meta:table-count="0" meta:image-count="1" meta:object-count="0" meta:page-count="1" meta:paragraph-count="1" meta:word-count="7" meta:character-count="53" meta:non-whitespace-character-count="47"/>
    <meta:generator>LibreOffice/6.0.7.3.0$Linux_X86_64 LibreOffice_project/00m0$Build-3</meta:generator>
  </office:meta>
</office:document-meta>
</file>